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9.3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#ff3838"/>
      <style:text-properties fo:color="#000000"/>
    </style:style>
    <style:style style:name="ce1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FEEDBACK</text:p>
          </table:table-cell>
          <table:table-cell table:style-name="ce4" office:value-type="string" calcext:value-type="string">
            <text:p>PLAYING A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FIXED BY</text:p>
          </table:table-cell>
          <table:table-cell table:style-name="ce5" office:value-type="string" calcext:value-type="string">
            <text:p>DATE FIXED</text:p>
          </table:table-cell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3"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3"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Writ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4"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Programming</text:p>
          </table:table-cell>
          <table:table-cell table:number-columns-repeated="3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0:21:06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09:20:28.817000000</meta:creation-date>
    <meta:generator>LibreOffice/6.3.1.2$Windows_X86_64 LibreOffice_project/b79626edf0065ac373bd1df5c28bd630b4424273</meta:generator>
    <dc:date>2020-03-06T10:33:33.688000000</dc:date>
    <meta:editing-duration>PT19M7S</meta:editing-duration>
    <meta:editing-cycles>5</meta:editing-cycles>
    <meta:document-statistic meta:table-count="1" meta:cell-count="259" meta:object-count="0"/>
  </office:meta>
</office:document-meta>
</file>